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14pt" style:font-size-asian="14pt" style:font-size-complex="14pt"/>
    </style:style>
    <style:style style:name="T1" style:family="text">
      <style:text-properties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eneral Instructions/Rules</text:p>
      <text:p text:style-name="P1"><text:tab/>Once your team has been added to the contest (we have to do some work in the background), log in at cs.wheaton.edu/ACCA/Contest2014. This is where you will submit your solutions. You'll notice that you can also check the status of the contest (the progress of all the teams), and ask for clarification on the questions. I'd explain more, but I assume you're computer literate enough to use the submission site. If things aren't working, let us know.</text:p>
      <text:p text:style-name="Standard"><text:span text:style-name="T1"><text:tab/>Once we have announced the start of the competition, you may begin. While the competition is ongoing, your team is allowed access to only one computer (regardless of the other computers near you in the lab), and you are only allowed to use the internet to access the Java API and the contest pages. (The Java SE 6 API can be found here: </text:span><text:a xlink:type="simple" xlink:href="https://docs.oracle.com/javase/6/docs/api/"><text:span text:style-name="T1">https://docs.oracle.com/javase/6/docs/api/</text:span></text:a><text:span text:style-name="T1">).</text:span></text:p>
      <text:p text:style-name="P1"><text:tab/>You are allowed to work with pencil/pen and paper, or using other non-electronic writing utensils. You may not use phones, tablets, laptops, etc. to plan your solutions. Generally speaking, if it is machine readable, it's not allowed. If it isn't machine readable (without extensive scanning/image analysis), it's allowed.</text:p>
      <text:p text:style-name="P1"/>
      <text:p text:style-name="P1">Some notes about judging and submissions:</text:p>
      <text:p text:style-name="P1"><text:tab/>Each of your solutions must be in a single source file. (That doesn't mean that problem 1 and problem 8 should be in the same file; you just can't have two files for problem 1.) The solution name should match the source file name given with the problem (at the top, next to its name). Your file can have multiple classes in it, but they must not be designated “public”. Just to be safe, don't designate even the main class of your solution as public (just call it “class ClassName”). Do not declare your source file as part of a named package.</text:p>
      <text:p text:style-name="P1"><text:tab/>Make sure your output matches the example output and output descriptions. While humans will be reading your solutions, we're known for being jerks and/or sticklers. An additional space at the end of a line will likely be ignored, as will most extraneous whitespace, so they aren't nearly so important.</text:p>
      <text:p text:style-name="P1"><text:tab/>Keep in mind that there is a time limit on program execution. Yes, that means that sometimes you'll have to be clever and not brute force things. However, for the most part, very small optimizations aren't terribly important.</text:p>
      <text:p text:style-name="P1"><text:tab/>Your program output should go to System.out; in actual contests, you could use the System.err.println() method to print error messages the judges would ignore when judging it even if you forgot to remove them. If I can figure out how to do that, I will (and I'll let you know), but it's a good idea to remove test prints from your solutions before submitting them.</text:p>
      <text:p text:style-name="P1"><text:tab/>Your program cannot require intervention by the user (except for data input). For example, if you pause the program and ask the user to press a key to continue, you will be flagged with a Submission Error. If you pause the program without any prompting at all, you may be flagged with a Time Limit Exceeded Error.</text:p>
      <text:p text:style-name="P1"><text:tab/>All test cases will conform to the input specifications. It is not necessary for you to detect invalid input.</text:p>
      <text:p text:style-name="P1"><text:tab/>Input data and correct output data will obey the following rules:</text:p>
      <text:p text:style-name="P1"><text:tab/><text:tab/>Other than end-of-line characters, spaces are the only whitespace that appear.</text:p>
      <text:p text:style-name="P1"><text:tab/><text:tab/>Two or more consecutive spaces do not appear, unless specifically mentioned in <text:tab/><text:tab/><text:tab/>the problem statement.</text:p>
      <text:p text:style-name="P1"><text:tab/><text:tab/>Spaces do not appear at the beginning of lines, unless specifically mentioned in <text:tab/><text:tab/><text:tab/>the problem statement.</text:p>
      <text:p text:style-name="P1"><text:tab/><text:tab/>Blank lines do not appear.</text:p>
      <text:p text:style-name="P1"><text:tab/><text:tab/>All lines, including the last line, end with the standard end-of-line marker.</text:p>
      <text:p text:style-name="P1"><text:tab/>For this competition, as stated in the problem descriptions, name your source files (and <text:soft-page-break/><text:tab/><text:tab/>main classes) in lowercase, contrary to normal Java convention.</text:p>
      <text:p text:style-name="P1"><text:tab/></text:p>
      <text:p text:style-name="P1"/>
      <text:p text:style-name="P1">Scoring:</text:p>
      <text:p text:style-name="P1"><text:tab/>Teams are ranked by number of problems solved, with teams solving the same number of problems ranked by least total time. If there are further ties, I'll be very, very surprised.</text:p>
      <text:p text:style-name="P1"><text:tab/>An explanation of timing: when you complete a problem, the amount of time from the start of the competition to your completion of that problem is recorded. Your total time is the sum of all those values. This means that as you solve more problems, your total time increases. For example, if one team submits two correct solutions at the same moment thirty minutes into the competition, their total time will be 1 hour. If a team submitted one correct solution at ten minutes, and another at forty, theirs would be fifty minutes. Any incorrect submission will result in a time penalty of twenty minutes. This penalty shouldn't be a huge problem unless you keep repeatedly submitting incorrect solutions rapid-fire, so don't do tha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1T16:43:43.08</meta:creation-date>
    <dc:date>2014-11-21T23:23:03.85</dc:date>
    <meta:editing-duration>PT38M9S</meta:editing-duration>
    <meta:editing-cycles>3</meta:editing-cycles>
    <meta:generator>OpenOffice.org/3.4.1$Win32 OpenOffice.org_project/341m1$Build-9593</meta:generator>
    <meta:document-statistic meta:table-count="0" meta:image-count="0" meta:object-count="0" meta:page-count="2" meta:paragraph-count="22" meta:word-count="776" meta:character-count="4625"/>
  </office:meta>
</office:document-meta>
</file>